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4c8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lN1sEDT7ZLfkfj4u3L3E1KJNn2gXK51pgEJj <text:s/><text:span text:style-name="T1">== mytocan keyy passworld <text:line-break/></text:span></text:p>
      <text:p text:style-name="Standard"/>
      <text:p text:style-name="Standard"><text:s text:c="4"/>git init</text:p>
      <text:p text:style-name="Standard"><text:s text:c="4"/>git add <text:s/>.</text:p>
      <text:p text:style-name="Standard"><text:s text:c="4"/>git commit -m "Linux User Space <text:s/>by programming40guru"</text:p>
      <text:p text:style-name="Standard"><text:s text:c="4"/>git branch -M main</text:p>
      <text:p text:style-name="Standard"><text:s text:c="4"/>git remote add origin https://github.com/programing40guru/linux_userspace.git</text:p>
      <text:p text:style-name="Standard"><text:s text:c="4"/>git push -u origin mai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11:10:28.367997782</meta:creation-date>
    <dc:date>2024-05-21T12:35:16.302716700</dc:date>
    <meta:editing-duration>PT29M3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7" meta:word-count="32" meta:character-count="283" meta:non-whitespace-character-count="229"/>
  </office:meta>
</office:document-meta>
</file>